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DENAS SILVA, VICEN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531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IAS RUIZ, HUG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4437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RDENAS SILVA, VICENT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9531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30.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20.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0.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2:19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